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Proular1" svg:font-family="MyriadProular"/>
    <style:font-face style:name="Liberation Serif1" svg:font-family="'Liberation Serif'" style:font-pitch="variable"/>
    <style:font-face style:name="MyriadProular" svg:font-family="MyriadPr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231f20" draw:stroke-linejoin="miter" svg:stroke-linecap="butt" draw:fill="solid" draw:fill-color="#ffffff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1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70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66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19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91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5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3.16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99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84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60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35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49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75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6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60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6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41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93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7.77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8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42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1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46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36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7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8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85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3.25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135cm" fo:padding-top="0cm" fo:padding-bottom="0cm" fo:padding-left="0cm" fo:padding-right="0cm"/>
    </style:style>
    <style:style style:name="gr32" style:family="graphic" style:parent-style-name="standard">
      <style:graphic-properties draw:stroke="dash" draw:stroke-dash="Dashed_20__28_var_29_" svg:stroke-width="0.035cm" svg:stroke-color="#231f20" draw:stroke-linejoin="miter" svg:stroke-linecap="butt" draw:fill="solid" draw:fill-color="#ffffff" fo:padding-top="0.017cm" fo:padding-bottom="0.017cm" fo:padding-left="0.017cm" fo:padding-right="0.017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1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71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43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88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80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05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23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5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10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178cm" fo:padding-top="0cm" fo:padding-bottom="0cm" fo:padding-left="0cm" fo:padding-right="0cm"/>
    </style:style>
    <style:style style:name="gr43" style:family="graphic" style:parent-style-name="standard">
      <style:graphic-properties draw:stroke="solid" svg:stroke-width="0.035cm" svg:stroke-color="#231f20" draw:stroke-linejoin="miter" svg:stroke-linecap="butt" draw:fill="none" fo:padding-top="0.017cm" fo:padding-bottom="0.017cm" fo:padding-left="0.017cm" fo:padding-right="0.017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3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43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6.56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38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63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1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89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5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0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4.58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6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008cm" fo:padding-top="0cm" fo:padding-bottom="0cm" fo:padding-left="0cm" fo:padding-right="0cm"/>
    </style:style>
    <style:style style:name="gr56" style:family="graphic" style:parent-style-name="standard">
      <style:graphic-properties draw:stroke="dash" draw:stroke-dash="Fine_20_Dashed" svg:stroke-width="0.035cm" svg:stroke-color="#231f20" draw:stroke-linejoin="miter" svg:stroke-linecap="butt" draw:fill="solid" draw:fill-color="#ffffff" fo:padding-top="0.017cm" fo:padding-bottom="0.017cm" fo:padding-left="0.017cm" fo:padding-right="0.017cm"/>
    </style:style>
    <style:style style:name="gr57" style:family="graphic" style:parent-style-name="standard">
      <style:graphic-properties draw:stroke="dash" draw:stroke-dash="Fine_20_Dashed" draw:fill="none" draw:textarea-horizontal-align="left" draw:textarea-vertical-align="top" draw:auto-grow-height="true" draw:auto-grow-width="true" fo:min-height="0.564cm" fo:min-width="1.479cm" fo:padding-top="0cm" fo:padding-bottom="0cm" fo:padding-left="0cm" fo:padding-right="0cm"/>
    </style:style>
    <style:style style:name="gr58" style:family="graphic" style:parent-style-name="standard">
      <style:graphic-properties draw:stroke="dash" draw:stroke-dash="Fine_20_Dashed" draw:fill="none" draw:textarea-horizontal-align="left" draw:textarea-vertical-align="top" draw:auto-grow-height="true" draw:auto-grow-width="true" fo:min-height="0.755cm" fo:min-width="2.83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9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909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1.786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start" style:writing-mode="lr-tb"/>
      <style:text-properties fo:font-size="11pt" style:font-size-asian="12pt" style:font-size-complex="12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color="#231f20" style:font-name="MyriadProular1" fo:font-size="12pt" style:font-size-asian="12pt" style:font-name-complex="MyriadProular1" style:font-size-complex="12pt"/>
    </style:style>
    <style:style style:name="T2" style:family="text">
      <style:text-properties fo:color="#231f20" style:font-name="MyriadProular1" fo:font-size="8pt" style:font-size-asian="8pt" style:font-name-complex="MyriadProular1" style:font-size-complex="8pt"/>
    </style:style>
    <style:style style:name="T3" style:family="text">
      <style:text-properties fo:color="#231f20" style:font-name="MyriadProular1" fo:font-size="11pt" style:font-size-asian="12pt" style:font-name-complex="MyriadProular1" style:font-size-complex="12pt"/>
    </style:style>
    <style:style style:name="T4" style:family="text">
      <style:text-properties fo:color="#231f20" style:font-name="MyriadProular1" fo:font-size="14pt" style:font-size-asian="14pt" style:font-name-complex="MyriadProular1" style:font-size-complex="14pt"/>
    </style:style>
    <style:style style:name="T5" style:family="text">
      <style:text-properties fo:color="#231f20" style:font-name="MyriadProular1" fo:font-size="10pt" style:font-size-asian="10pt" style:font-name-complex="MyriadProular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3.517cm" svg:height="1.736cm" svg:x="10.992cm" svg:y="22.446cm" svg:viewBox="0 0 3518 1737" svg:d="M3518 1282c0 252-203 455-454 455h-2610c-251 0-454-203-454-455v-828c0-250 203-454 454-454h2610c251 0 454 204 454 454z">
          <text:p/>
        </draw:path>
        <draw:frame draw:style-name="gr2" draw:text-style-name="P3" draw:layer="layout" svg:width="2.14cm" svg:height="0.564cm" svg:x="11.726cm" svg:y="22.592cm">
          <draw:text-box>
            <text:p text:style-name="P2"><text:span text:style-name="T1">Biol Survey</text:span></text:p>
          </draw:text-box>
        </draw:frame>
        <draw:frame draw:style-name="gr3" draw:text-style-name="P4" draw:layer="layout" svg:width="1.708cm" svg:height="0.378cm" svg:x="11.917cm" svg:y="23.237cm">
          <draw:text-box>
            <text:p text:style-name="P2"><text:span text:style-name="T2">[naturfynd.se]</text:span></text:p>
          </draw:text-box>
        </draw:frame>
        <draw:frame draw:style-name="gr4" draw:text-style-name="P4" draw:layer="layout" svg:width="2.665cm" svg:height="0.378cm" svg:x="11.498cm" svg:y="23.576cm">
          <draw:text-box>
            <text:p text:style-name="P2"><text:span text:style-name="T2">UI for survey projects</text:span></text:p>
          </draw:text-box>
        </draw:frame>
        <draw:path draw:style-name="gr1" draw:text-style-name="P1" draw:layer="layout" svg:width="3.517cm" svg:height="1.736cm" svg:x="6.682cm" svg:y="22.471cm" svg:viewBox="0 0 3518 1737" svg:d="M3518 1282c0 252-203 455-454 455h-2610c-251 0-454-203-454-455v-828c0-250 203-454 454-454h2610c251 0 454 204 454 454z">
          <text:p/>
        </draw:path>
        <draw:frame draw:style-name="gr5" draw:text-style-name="P3" draw:layer="layout" svg:width="3.198cm" svg:height="0.564cm" svg:x="6.791cm" svg:y="22.617cm">
          <draw:text-box>
            <text:p text:style-name="P2"><text:span text:style-name="T1">Report generator</text:span></text:p>
          </draw:text-box>
        </draw:frame>
        <draw:frame draw:style-name="gr6" draw:text-style-name="P4" draw:layer="layout" svg:width="2.915cm" svg:height="0.378cm" svg:x="7.077cm" svg:y="23.262cm">
          <draw:text-box>
            <text:p text:style-name="P2"><text:span text:style-name="T2">Create and print labels,</text:span></text:p>
          </draw:text-box>
        </draw:frame>
        <draw:path draw:style-name="gr1" draw:text-style-name="P1" draw:layer="layout" svg:width="3.517cm" svg:height="1.737cm" svg:x="2.519cm" svg:y="19.866cm" svg:viewBox="0 0 3518 1738" svg:d="M3518 1284c0 250-203 454-454 454h-2610c-251 0-454-204-454-454v-828c0-251 203-456 454-456h2610c251 0 454 205 454 456z">
          <text:p/>
        </draw:path>
        <draw:frame draw:style-name="gr7" draw:text-style-name="P4" draw:layer="layout" svg:width="2.555cm" svg:height="0.378cm" svg:x="7.241cm" svg:y="23.601cm">
          <draw:text-box>
            <text:p text:style-name="P2"><text:span text:style-name="T2">statistics, loan forms</text:span></text:p>
          </draw:text-box>
        </draw:frame>
        <draw:frame draw:style-name="gr8" draw:text-style-name="P5" draw:layer="layout" svg:width="3.169cm" svg:height="0.514cm" svg:x="2.829cm" svg:y="20.012cm">
          <draw:text-box>
            <text:p text:style-name="P2"><text:span text:style-name="T3">Coll object editor</text:span></text:p>
          </draw:text-box>
        </draw:frame>
        <draw:frame draw:style-name="gr9" draw:text-style-name="P4" draw:layer="layout" svg:width="2.995cm" svg:height="0.755cm" svg:x="2.86cm" svg:y="20.657cm">
          <draw:text-box>
            <text:p text:style-name="P6"><text:span text:style-name="T2">Collections objects,</text:span><text:span text:style-name="T2"><text:line-break/></text:span><text:span text:style-name="T2">preparation, determ. etc</text:span></text:p>
          </draw:text-box>
        </draw:frame>
        <draw:path draw:style-name="gr1" draw:text-style-name="P1" draw:layer="layout" svg:width="3.517cm" svg:height="1.736cm" svg:x="2.5cm" svg:y="22.471cm" svg:viewBox="0 0 3518 1737" svg:d="M3518 1282c0 252-203 455-454 455h-2610c-251 0-454-203-454-455v-828c0-250 203-454 454-454h2610c251 0 454 204 454 454z">
          <text:p/>
        </draw:path>
        <draw:frame draw:style-name="gr10" draw:text-style-name="P3" draw:layer="layout" svg:width="2.847cm" svg:height="0.564cm" svg:x="2.907cm" svg:y="22.617cm">
          <draw:text-box>
            <text:p text:style-name="P2"><text:span text:style-name="T1">Asset Manager</text:span></text:p>
          </draw:text-box>
        </draw:frame>
        <draw:frame draw:style-name="gr11" draw:text-style-name="P4" draw:layer="layout" svg:width="2.601cm" svg:height="0.755cm" svg:x="2.96cm" svg:y="23.262cm">
          <draw:text-box>
            <text:p text:style-name="P6"><text:span text:style-name="T2">Manage media and</text:span><text:span text:style-name="T2"><text:line-break/></text:span><text:span text:style-name="T2">associated metadata</text:span></text:p>
          </draw:text-box>
        </draw:frame>
        <draw:path draw:style-name="gr1" draw:text-style-name="P1" draw:layer="layout" svg:width="3.517cm" svg:height="1.736cm" svg:x="10.982cm" svg:y="19.863cm" svg:viewBox="0 0 3518 1737" svg:d="M3518 1282c0 252-203 455-454 455h-2610c-251 0-454-203-454-455v-828c0-250 203-454 454-454h2610c251 0 454 204 454 454z">
          <text:p/>
        </draw:path>
        <draw:frame draw:style-name="gr12" draw:text-style-name="P3" draw:layer="layout" svg:width="2.352cm" svg:height="0.564cm" svg:x="11.596cm" svg:y="20.009cm">
          <draw:text-box>
            <text:p text:style-name="P2"><text:span text:style-name="T1">Taxon editor</text:span></text:p>
          </draw:text-box>
        </draw:frame>
        <draw:frame draw:style-name="gr13" draw:text-style-name="P4" draw:layer="layout" svg:width="2.491cm" svg:height="0.378cm" svg:x="11.58cm" svg:y="20.654cm">
          <draw:text-box>
            <text:p text:style-name="P2"><text:span text:style-name="T2">Create and manage</text:span></text:p>
          </draw:text-box>
        </draw:frame>
        <draw:path draw:style-name="gr1" draw:text-style-name="P1" draw:layer="layout" svg:width="3.517cm" svg:height="1.737cm" svg:x="6.682cm" svg:y="19.866cm" svg:viewBox="0 0 3518 1738" svg:d="M3518 1284c0 250-203 454-454 454h-2609c-251 0-455-204-455-454v-828c0-251 204-456 455-456h2609c251 0 454 205 454 456z">
          <text:p/>
        </draw:path>
        <draw:frame draw:style-name="gr14" draw:text-style-name="P4" draw:layer="layout" svg:width="2.758cm" svg:height="0.378cm" svg:x="11.377cm" svg:y="20.993cm">
          <draw:text-box>
            <text:p text:style-name="P2"><text:span text:style-name="T2">taxonomic information</text:span></text:p>
          </draw:text-box>
        </draw:frame>
        <draw:frame draw:style-name="gr15" draw:text-style-name="P3" draw:layer="layout" svg:width="2.61cm" svg:height="0.564cm" svg:x="7.228cm" svg:y="20.013cm">
          <draw:text-box>
            <text:p text:style-name="P2"><text:span text:style-name="T1">Locality editor</text:span></text:p>
          </draw:text-box>
        </draw:frame>
        <draw:frame draw:style-name="gr16" draw:text-style-name="P7" draw:layer="layout" svg:width="2.711cm" svg:height="0.755cm" svg:x="7.209cm" svg:y="20.657cm">
          <draw:text-box>
            <text:p text:style-name="P6"><text:span text:style-name="T2">Coll event, locality,</text:span></text:p>
            <text:p text:style-name="P6"><text:span text:style-name="T2">georeference service </text:span></text:p>
          </draw:text-box>
        </draw:frame>
        <draw:path draw:style-name="gr1" draw:text-style-name="P1" draw:layer="layout" svg:width="3.517cm" svg:height="1.737cm" svg:x="15.182cm" svg:y="22.449cm" svg:viewBox="0 0 3518 1738" svg:d="M3518 1284c0 250-203 454-454 454h-2610c-251 0-454-204-454-454v-828c0-251 203-456 454-456h2610c251 0 454 205 454 456z">
          <text:p/>
        </draw:path>
        <draw:frame draw:style-name="gr17" draw:text-style-name="P3" draw:layer="layout" svg:width="2.068cm" svg:height="0.564cm" svg:x="15.909cm" svg:y="22.596cm">
          <draw:text-box>
            <text:p text:style-name="P2"><text:span text:style-name="T1">DNA editor</text:span></text:p>
          </draw:text-box>
        </draw:frame>
        <draw:frame draw:style-name="gr18" draw:text-style-name="P4" draw:layer="layout" svg:width="2.415cm" svg:height="0.378cm" svg:x="15.812cm" svg:y="23.24cm">
          <draw:text-box>
            <text:p text:style-name="P2"><text:span text:style-name="T2">Create, update and</text:span></text:p>
          </draw:text-box>
        </draw:frame>
        <draw:frame draw:style-name="gr19" draw:text-style-name="P4" draw:layer="layout" svg:width="2.931cm" svg:height="0.378cm" svg:x="15.556cm" svg:y="23.579cm">
          <draw:text-box>
            <text:p text:style-name="P2"><text:span text:style-name="T2">manage DNA seq. data</text:span></text:p>
          </draw:text-box>
        </draw:frame>
        <draw:frame draw:style-name="gr20" draw:text-style-name="P8" draw:layer="layout" svg:width="7.774cm" svg:height="0.657cm" svg:x="6.8cm" svg:y="18.343cm">
          <draw:text-box>
            <text:p text:style-name="P2"><text:span text:style-name="T4">Collection manager UI components</text:span></text:p>
          </draw:text-box>
        </draw:frame>
        <draw:frame draw:style-name="gr21" draw:text-style-name="P3" draw:layer="layout" svg:width="0.586cm" svg:height="0.564cm" svg:x="15.388cm" svg:y="21.8cm">
          <draw:text-box>
            <text:p text:style-name="P2"><text:span text:style-name="T1">CA</text:span></text:p>
          </draw:text-box>
        </draw:frame>
        <draw:frame draw:style-name="gr22" draw:text-style-name="P3" draw:layer="layout" svg:width="0.422cm" svg:height="0.564cm" svg:x="7.169cm" svg:y="21.869cm">
          <draw:text-box>
            <text:p text:style-name="P2"><text:span text:style-name="T1">?</text:span></text:p>
          </draw:text-box>
        </draw:frame>
        <draw:frame draw:style-name="gr23" draw:text-style-name="P3" draw:layer="layout" svg:width="0.565cm" svg:height="0.564cm" svg:x="2.653cm" svg:y="21.869cm">
          <draw:text-box>
            <text:p text:style-name="P2"><text:span text:style-name="T1">SE</text:span></text:p>
          </draw:text-box>
        </draw:frame>
        <draw:frame draw:style-name="gr23" draw:text-style-name="P3" draw:layer="layout" svg:width="0.565cm" svg:height="0.564cm" svg:x="11.22cm" svg:y="21.845cm">
          <draw:text-box>
            <text:p text:style-name="P2"><text:span text:style-name="T1">SE</text:span></text:p>
          </draw:text-box>
        </draw:frame>
        <draw:frame draw:style-name="gr23" draw:text-style-name="P3" draw:layer="layout" svg:width="0.565cm" svg:height="0.564cm" svg:x="2.862cm" svg:y="19.218cm">
          <draw:text-box>
            <text:p text:style-name="P2"><text:span text:style-name="T1">SE</text:span></text:p>
          </draw:text-box>
        </draw:frame>
        <draw:path draw:style-name="gr1" draw:text-style-name="P1" draw:layer="layout" svg:width="3.517cm" svg:height="1.736cm" svg:x="15.183cm" svg:y="19.863cm" svg:viewBox="0 0 3518 1737" svg:d="M3518 1282c0 252-203 455-454 455h-2610c-251 0-454-203-454-455v-828c0-250 203-454 454-454h2610c251 0 454 204 454 454z">
          <text:p/>
        </draw:path>
        <draw:frame draw:style-name="gr24" draw:text-style-name="P9" draw:layer="layout" svg:width="2.511cm" svg:height="0.564cm" svg:x="15.69cm" svg:y="20.009cm">
          <draw:text-box>
            <text:p text:style-name="P2"><text:span text:style-name="T1">Transactions</text:span></text:p>
          </draw:text-box>
        </draw:frame>
        <draw:frame draw:style-name="gr25" draw:text-style-name="P4" draw:layer="layout" svg:width="2.462cm" svg:height="0.755cm" svg:x="15.743cm" svg:y="20.654cm">
          <draw:text-box>
            <text:p text:style-name="P6"><text:span text:style-name="T2">Manage loans, ex-</text:span><text:span text:style-name="T2"><text:line-break/></text:span><text:span text:style-name="T2">changes etc</text:span></text:p>
          </draw:text-box>
        </draw:frame>
        <draw:path draw:style-name="gr1" draw:text-style-name="P1" draw:layer="layout" svg:width="3.517cm" svg:height="1.736cm" svg:x="10.436cm" svg:y="12.267cm" svg:viewBox="0 0 3518 1737" svg:d="M3518 1282c0 252-203 455-454 455h-2610c-251 0-454-203-454-455v-828c0-251 203-454 454-454h2610c251 0 454 203 454 454z">
          <text:p/>
        </draw:path>
        <draw:frame draw:style-name="gr26" draw:text-style-name="P9" draw:layer="layout" svg:width="1.364cm" svg:height="0.564cm" svg:x="11.636cm" svg:y="12.413cm">
          <draw:text-box>
            <text:p text:style-name="P2"><text:span text:style-name="T1">Media</text:span></text:p>
          </draw:text-box>
        </draw:frame>
        <draw:frame draw:style-name="gr14" draw:text-style-name="P4" draw:layer="layout" svg:width="2.758cm" svg:height="0.378cm" svg:x="10.917cm" svg:y="13.057cm">
          <draw:text-box>
            <text:p text:style-name="P2"><text:span text:style-name="T2">Images, video, sound,</text:span></text:p>
          </draw:text-box>
        </draw:frame>
        <draw:path draw:style-name="gr1" draw:text-style-name="P1" draw:layer="layout" svg:width="3.517cm" svg:height="1.736cm" svg:x="6.332cm" svg:y="12.267cm" svg:viewBox="0 0 3518 1737" svg:d="M3518 1282c0 252-204 455-455 455h-2609c-251 0-454-203-454-455v-828c0-251 203-454 454-454h2609c251 0 455 203 455 454z">
          <text:p/>
        </draw:path>
        <draw:frame draw:style-name="gr27" draw:text-style-name="P4" draw:layer="layout" svg:width="1.378cm" svg:height="0.378cm" svg:x="11.515cm" svg:y="13.396cm">
          <draw:text-box>
            <text:p text:style-name="P2"><text:span text:style-name="T2">documents</text:span></text:p>
          </draw:text-box>
        </draw:frame>
        <draw:frame draw:style-name="gr28" draw:text-style-name="P3" draw:layer="layout" svg:width="2.584cm" svg:height="0.564cm" svg:x="6.881cm" svg:y="12.413cm">
          <draw:text-box>
            <text:p text:style-name="P2"><text:span text:style-name="T1">DNA [SeqDB]</text:span></text:p>
          </draw:text-box>
        </draw:frame>
        <draw:frame draw:style-name="gr29" draw:text-style-name="P4" draw:layer="layout" svg:width="2.915cm" svg:height="0.755cm" svg:x="6.612cm" svg:y="13.022cm">
          <draw:text-box>
            <text:p text:style-name="P6"><text:span text:style-name="T2">DNA sequences, geno-</text:span><text:span text:style-name="T2"><text:line-break/></text:span><text:span text:style-name="T2">types, lab data</text:span></text:p>
          </draw:text-box>
        </draw:frame>
        <draw:path draw:style-name="gr1" draw:text-style-name="P1" draw:layer="layout" svg:width="3.517cm" svg:height="1.736cm" svg:x="2.3cm" svg:y="12.267cm" svg:viewBox="0 0 3518 1737" svg:d="M3518 1282c0 252-203 455-454 455h-2609c-252 0-455-203-455-455v-828c0-251 203-454 455-454h2609c251 0 454 203 454 454z">
          <text:p/>
        </draw:path>
        <draw:frame draw:style-name="gr30" draw:text-style-name="P5" draw:layer="layout" svg:width="3.257cm" svg:height="0.514cm" svg:x="2.467cm" svg:y="12.413cm">
          <draw:text-box>
            <text:p text:style-name="P2"><text:span text:style-name="T3">Taxonomy [PlutoF]</text:span></text:p>
          </draw:text-box>
        </draw:frame>
        <draw:frame draw:style-name="gr31" draw:text-style-name="P4" draw:layer="layout" svg:width="3.211cm" svg:height="0.755cm" svg:x="2.417cm" svg:y="13.057cm">
          <draw:text-box>
            <text:p text:style-name="P6"><text:span text:style-name="T2">Reference taxonomies:</text:span><text:span text:style-name="T2"><text:line-break/></text:span><text:span text:style-name="T2">PlutoF, WORMS, CoL etc</text:span></text:p>
          </draw:text-box>
        </draw:frame>
        <draw:path draw:style-name="gr32" draw:text-style-name="P1" draw:layer="layout" svg:width="3.517cm" svg:height="1.736cm" svg:x="6.402cm" svg:y="4.673cm" svg:viewBox="0 0 3518 1737" svg:d="M3518 1282c0 252-203 455-454 455h-2610c-251 0-454-203-454-455v-828c0-251 203-454 454-454h2610c251 0 454 203 454 454z">
          <text:p/>
        </draw:path>
        <draw:frame draw:style-name="gr5" draw:text-style-name="P3" draw:layer="layout" svg:width="3.198cm" svg:height="0.564cm" svg:x="6.595cm" svg:y="4.819cm">
          <draw:text-box>
            <text:p text:style-name="P2"><text:span text:style-name="T1">Collection Object</text:span></text:p>
          </draw:text-box>
        </draw:frame>
        <draw:path draw:style-name="gr32" draw:text-style-name="P1" draw:layer="layout" svg:width="3.517cm" svg:height="1.736cm" svg:x="6.402cm" svg:y="6.907cm" svg:viewBox="0 0 3518 1737" svg:d="M3518 1283c0 251-203 454-454 454h-2610c-251 0-454-203-454-454v-829c0-251 203-454 454-454h2610c251 0 454 203 454 454z">
          <text:p/>
        </draw:path>
        <draw:frame draw:style-name="gr33" draw:text-style-name="P3" draw:layer="layout" svg:width="2.212cm" svg:height="0.564cm" svg:x="7.092cm" svg:y="7.053cm">
          <draw:text-box>
            <text:p text:style-name="P2"><text:span text:style-name="T1">Transaction</text:span></text:p>
          </draw:text-box>
        </draw:frame>
        <draw:frame draw:style-name="gr34" draw:text-style-name="P4" draw:layer="layout" svg:width="2.711cm" svg:height="0.755cm" svg:x="6.773cm" svg:y="7.698cm">
          <draw:text-box>
            <text:p text:style-name="P6"><text:span text:style-name="T2">Loan, borrow, deacc.,</text:span><text:span text:style-name="T2"><text:line-break/></text:span><text:span text:style-name="T2">exchange</text:span></text:p>
          </draw:text-box>
        </draw:frame>
        <draw:path draw:style-name="gr32" draw:text-style-name="P1" draw:layer="layout" svg:width="3.517cm" svg:height="1.736cm" svg:x="10.541cm" svg:y="4.673cm" svg:viewBox="0 0 3518 1737" svg:d="M3518 1282c0 252-203 455-454 455h-2610c-250 0-454-203-454-455v-828c0-251 204-454 454-454h2610c251 0 454 203 454 454z">
          <text:p/>
        </draw:path>
        <draw:frame draw:style-name="gr35" draw:text-style-name="P3" draw:layer="layout" svg:width="1.433cm" svg:height="0.564cm" svg:x="11.571cm" svg:y="4.819cm">
          <draw:text-box>
            <text:p text:style-name="P2"><text:span text:style-name="T1">Locality</text:span></text:p>
          </draw:text-box>
        </draw:frame>
        <draw:frame draw:style-name="gr36" draw:text-style-name="P4" draw:layer="layout" svg:width="2.885cm" svg:height="0.755cm" svg:x="10.944cm" svg:y="5.463cm">
          <draw:text-box>
            <text:p text:style-name="P6"><text:span text:style-name="T2">Coordinates, elevation,</text:span><text:span text:style-name="T2"><text:line-break/></text:span><text:span text:style-name="T2">stratigraphy</text:span></text:p>
          </draw:text-box>
        </draw:frame>
        <draw:path draw:style-name="gr32" draw:text-style-name="P1" draw:layer="layout" svg:width="3.517cm" svg:height="1.736cm" svg:x="2.357cm" svg:y="4.673cm" svg:viewBox="0 0 3518 1737" svg:d="M3518 1282c0 252-204 455-454 455h-2610c-251 0-454-203-454-455v-828c0-251 203-454 454-454h2610c250 0 454 203 454 454z">
          <text:p/>
        </draw:path>
        <draw:frame draw:style-name="gr17" draw:text-style-name="P3" draw:layer="layout" svg:width="2.068cm" svg:height="0.564cm" svg:x="3.09cm" svg:y="4.819cm">
          <draw:text-box>
            <text:p text:style-name="P2"><text:span text:style-name="T1">Collections</text:span></text:p>
          </draw:text-box>
        </draw:frame>
        <draw:frame draw:style-name="gr37" draw:text-style-name="P4" draw:layer="layout" svg:width="2.804cm" svg:height="0.378cm" svg:x="2.736cm" svg:y="5.463cm">
          <draw:text-box>
            <text:p text:style-name="P2"><text:span text:style-name="T2">Institutions, disciplines</text:span></text:p>
          </draw:text-box>
        </draw:frame>
        <draw:path draw:style-name="gr32" draw:text-style-name="P1" draw:layer="layout" svg:width="3.517cm" svg:height="1.736cm" svg:x="2.263cm" svg:y="6.907cm" svg:viewBox="0 0 3518 1737" svg:d="M3518 1283c0 251-204 454-454 454h-2610c-251 0-454-203-454-454v-829c0-251 203-454 454-454h2610c250 0 454 203 454 454z">
          <text:p/>
        </draw:path>
        <draw:frame draw:style-name="gr38" draw:text-style-name="P3" draw:layer="layout" svg:width="3.054cm" svg:height="0.564cm" svg:x="2.602cm" svg:y="7.053cm">
          <draw:text-box>
            <text:p text:style-name="P2"><text:span text:style-name="T1">Reference Work</text:span></text:p>
          </draw:text-box>
        </draw:frame>
        <draw:frame draw:style-name="gr39" draw:text-style-name="P4" draw:layer="layout" svg:width="1.238cm" svg:height="0.378cm" svg:x="3.451cm" svg:y="7.698cm">
          <draw:text-box>
            <text:p text:style-name="P2"><text:span text:style-name="T2">[RefBank]</text:span></text:p>
          </draw:text-box>
        </draw:frame>
        <draw:path draw:style-name="gr32" draw:text-style-name="P1" draw:layer="layout" svg:width="3.517cm" svg:height="1.736cm" svg:x="10.541cm" svg:y="6.907cm" svg:viewBox="0 0 3518 1737" svg:d="M3518 1283c0 251-203 454-454 454h-2610c-251 0-454-203-454-454v-829c0-251 203-454 454-454h2610c251 0 454 203 454 454z">
          <text:p/>
        </draw:path>
        <draw:frame draw:style-name="gr40" draw:text-style-name="P4" draw:layer="layout" svg:width="3.058cm" svg:height="0.378cm" svg:x="2.581cm" svg:y="8.036cm">
          <draw:text-box>
            <text:p text:style-name="P2"><text:span text:style-name="T2">Journal article, book, etc</text:span></text:p>
          </draw:text-box>
        </draw:frame>
        <draw:frame draw:style-name="gr41" draw:text-style-name="P3" draw:layer="layout" svg:width="1.107cm" svg:height="0.564cm" svg:x="11.714cm" svg:y="7.053cm">
          <draw:text-box>
            <text:p text:style-name="P2"><text:span text:style-name="T1">Agent</text:span></text:p>
          </draw:text-box>
        </draw:frame>
        <draw:frame draw:style-name="gr42" draw:text-style-name="P4" draw:layer="layout" svg:width="2.178cm" svg:height="0.378cm" svg:x="11.244cm" svg:y="7.698cm">
          <draw:text-box>
            <text:p text:style-name="P2"><text:span text:style-name="T2">Name, institution,</text:span></text:p>
          </draw:text-box>
        </draw:frame>
        <draw:path draw:style-name="gr43" draw:text-style-name="P10" draw:layer="layout" svg:width="16.851cm" svg:height="6.854cm" svg:x="1.881cm" svg:y="4.245cm" svg:viewBox="0 0 16852 6855" svg:d="M16852 6257c0 331-254 598-568 598h-15716c-314 0-568-267-568-598v-5659c0-331 254-598 568-598h15716c314 0 568 267 568 598z">
          <text:p/>
        </draw:path>
        <draw:frame draw:style-name="gr44" draw:text-style-name="P4" draw:layer="layout" svg:width="1.534cm" svg:height="0.378cm" svg:x="11.595cm" svg:y="8.036cm">
          <draw:text-box>
            <text:p text:style-name="P2"><text:span text:style-name="T2">address, etc</text:span></text:p>
          </draw:text-box>
        </draw:frame>
        <draw:frame draw:style-name="gr45" draw:text-style-name="P3" draw:layer="layout" svg:width="10.475cm" svg:height="0.564cm" svg:x="2.09cm" svg:y="3.514cm">
          <draw:text-box>
            <text:p text:style-name="P2"><text:span text:style-name="T1">Collection Manager Data Model </text:span><text:span text:style-name="T5">[revised Specify data model]</text:span></text:p>
          </draw:text-box>
        </draw:frame>
        <draw:frame draw:style-name="gr46" draw:text-style-name="P11" draw:layer="layout" svg:width="6.564cm" svg:height="0.657cm" svg:x="7.448cm" svg:y="2.307cm">
          <draw:text-box>
            <text:p text:style-name="P2"><text:span text:style-name="T4">Data entities and access APIs</text:span></text:p>
          </draw:text-box>
        </draw:frame>
        <draw:frame draw:style-name="gr23" draw:text-style-name="P3" draw:layer="layout" svg:width="0.565cm" svg:height="0.564cm" svg:x="2.672cm" svg:y="11.631cm">
          <draw:text-box>
            <text:p text:style-name="P2"><text:span text:style-name="T1">EE</text:span></text:p>
          </draw:text-box>
        </draw:frame>
        <draw:frame draw:style-name="gr21" draw:text-style-name="P3" draw:layer="layout" svg:width="0.586cm" svg:height="0.564cm" svg:x="6.672cm" svg:y="11.631cm">
          <draw:text-box>
            <text:p text:style-name="P2"><text:span text:style-name="T1">CA</text:span></text:p>
          </draw:text-box>
        </draw:frame>
        <draw:path draw:style-name="gr1" draw:text-style-name="P1" draw:layer="layout" svg:width="3.517cm" svg:height="1.736cm" svg:x="2.3cm" svg:y="14.814cm" svg:viewBox="0 0 3518 1737" svg:d="M3518 1283c0 251-203 454-454 454h-2609c-252 0-455-203-455-454v-829c0-251 203-454 455-454h2609c251 0 454 203 454 454z">
          <text:p/>
        </draw:path>
        <draw:frame draw:style-name="gr23" draw:text-style-name="P3" draw:layer="layout" svg:width="0.565cm" svg:height="0.564cm" svg:x="10.762cm" svg:y="11.631cm">
          <draw:text-box>
            <text:p text:style-name="P2"><text:span text:style-name="T1">SE</text:span></text:p>
          </draw:text-box>
        </draw:frame>
        <draw:frame draw:style-name="gr47" draw:text-style-name="P9" draw:layer="layout" svg:width="1.384cm" svg:height="0.564cm" svg:x="3.416cm" svg:y="14.96cm">
          <draw:text-box>
            <text:p text:style-name="P2"><text:span text:style-name="T1">Users</text:span></text:p>
          </draw:text-box>
        </draw:frame>
        <draw:frame draw:style-name="gr48" draw:text-style-name="P4" draw:layer="layout" svg:width="2.635cm" svg:height="0.755cm" svg:x="2.719cm" svg:y="15.604cm">
          <draw:text-box>
            <text:p text:style-name="P6"><text:span text:style-name="T2">DINA role, open auth</text:span><text:span text:style-name="T2"><text:line-break/></text:span><text:span text:style-name="T2">SSO</text:span></text:p>
          </draw:text-box>
        </draw:frame>
        <draw:path draw:style-name="gr32" draw:text-style-name="P1" draw:layer="layout" svg:width="3.517cm" svg:height="1.736cm" svg:x="14.586cm" svg:y="4.673cm" svg:viewBox="0 0 3518 1737" svg:d="M3518 1282c0 252-203 455-454 455h-2609c-251 0-455-203-455-455v-828c0-251 204-454 455-454h2609c251 0 454 203 454 454z">
          <text:p/>
        </draw:path>
        <draw:frame draw:style-name="gr49" draw:text-style-name="P3" draw:layer="layout" svg:width="0.916cm" svg:height="0.564cm" svg:x="2.65cm" svg:y="14.231cm">
          <draw:text-box>
            <text:p text:style-name="P2"><text:span text:style-name="T1">SE ?</text:span></text:p>
          </draw:text-box>
        </draw:frame>
        <draw:frame draw:style-name="gr50" draw:text-style-name="P3" draw:layer="layout" svg:width="0.891cm" svg:height="0.564cm" svg:x="15.902cm" svg:y="4.819cm">
          <draw:text-box>
            <text:p text:style-name="P2"><text:span text:style-name="T1">User</text:span></text:p>
          </draw:text-box>
        </draw:frame>
        <draw:frame draw:style-name="gr51" draw:text-style-name="P4" draw:layer="layout" svg:width="1.551cm" svg:height="0.378cm" svg:x="15.624cm" svg:y="5.463cm">
          <draw:text-box>
            <text:p text:style-name="P2"><text:span text:style-name="T2">Specify role,</text:span></text:p>
          </draw:text-box>
        </draw:frame>
        <draw:frame draw:style-name="gr52" draw:text-style-name="P4" draw:layer="layout" svg:width="1.505cm" svg:height="0.378cm" svg:x="15.627cm" svg:y="5.802cm">
          <draw:text-box>
            <text:p text:style-name="P2"><text:span text:style-name="T2">permissions</text:span></text:p>
          </draw:text-box>
        </draw:frame>
        <draw:frame draw:style-name="gr53" draw:text-style-name="P3" draw:layer="layout" svg:width="10.602cm" svg:height="0.564cm" svg:x="5.671cm" svg:y="0.443cm">
          <draw:text-box>
            <text:p text:style-name="P2"><text:span text:style-name="T1">DINA Web Feature Set 1 Overview (Collection Manager)</text:span></text:p>
          </draw:text-box>
        </draw:frame>
        <draw:frame draw:style-name="gr54" draw:text-style-name="P12" draw:layer="layout" svg:width="2.669cm" svg:height="0.471cm" svg:x="9.259cm" svg:y="0.941cm">
          <draw:text-box>
            <text:p text:style-name="P2"><text:span text:style-name="T5">Draft 2015-11-04</text:span></text:p>
          </draw:text-box>
        </draw:frame>
        <draw:frame draw:style-name="gr55" draw:text-style-name="P4" draw:layer="layout" svg:width="3.008cm" svg:height="0.755cm" svg:x="6.7cm" svg:y="5.463cm">
          <draw:text-box>
            <text:p text:style-name="P6"><text:span text:style-name="T2">Catalog no, attr., media,</text:span><text:span text:style-name="T2"><text:line-break/></text:span><text:span text:style-name="T2">determ., preparation</text:span></text:p>
          </draw:text-box>
        </draw:frame>
        <draw:path draw:style-name="gr56" draw:text-style-name="P1" draw:layer="layout" svg:width="3.517cm" svg:height="1.736cm" svg:x="14.582cm" svg:y="6.863cm" svg:viewBox="0 0 3518 1737" svg:d="M3518 1282c0 252-203 455-454 455h-2610c-251 0-454-203-454-455v-828c0-251 203-454 454-454h2610c251 0 454 203 454 454z">
          <text:p/>
        </draw:path>
        <draw:frame draw:style-name="gr57" draw:text-style-name="P9" draw:layer="layout" svg:width="1.479cm" svg:height="0.564cm" svg:x="15.582cm" svg:y="7.009cm">
          <draw:text-box>
            <text:p text:style-name="P2"><text:span text:style-name="T1">Storage</text:span></text:p>
          </draw:text-box>
        </draw:frame>
        <draw:frame draw:style-name="gr58" draw:text-style-name="P13" draw:layer="layout" svg:width="2.838cm" svg:height="0.755cm" svg:x="15.063cm" svg:y="7.653cm">
          <draw:text-box>
            <text:p text:style-name="P6"><text:span text:style-name="T2">Room, cabinet, drawer</text:span><text:span text:style-name="T2"><text:line-break/></text:span><text:span text:style-name="T2">etc</text:span></text:p>
          </draw:text-box>
        </draw:frame>
        <draw:path draw:style-name="gr56" draw:text-style-name="P1" draw:layer="layout" svg:width="3.517cm" svg:height="1.736cm" svg:x="2.2cm" svg:y="9.063cm" svg:viewBox="0 0 3518 1737" svg:d="M3518 1282c0 252-203 455-454 455h-2610c-251 0-454-203-454-455v-828c0-251 203-454 454-454h2610c251 0 454 203 454 454z">
          <text:p/>
        </draw:path>
        <draw:frame draw:style-name="gr59" draw:text-style-name="P3" draw:layer="layout" svg:width="2.093cm" svg:height="0.564cm" svg:x="2.9cm" svg:y="9.209cm">
          <draw:text-box>
            <text:p text:style-name="P2"><text:span text:style-name="T1">Geography</text:span></text:p>
          </draw:text-box>
        </draw:frame>
        <draw:frame draw:style-name="gr14" draw:text-style-name="P4" draw:layer="layout" svg:width="2.758cm" svg:height="0.755cm" svg:x="2.681cm" svg:y="9.853cm">
          <draw:text-box>
            <text:p text:style-name="P2"><text:span text:style-name="T2">Place names, regions</text:span><text:span text:style-name="T2"><text:line-break/></text:span><text:span text:style-name="T2">countries etc</text:span></text:p>
          </draw:text-box>
        </draw:frame>
        <draw:path draw:style-name="gr1" draw:text-style-name="P1" draw:layer="layout" svg:width="3.517cm" svg:height="1.737cm" svg:x="14.6cm" svg:y="12.226cm" svg:viewBox="0 0 3518 1738" svg:d="M3518 1282c0 252-204 456-455 456h-2609c-251 0-454-204-454-456v-828c0-250 203-454 454-454h2609c251 0 455 204 455 454z">
          <text:p/>
        </draw:path>
        <draw:frame draw:style-name="gr60" draw:text-style-name="P9" draw:layer="layout" svg:width="1.909cm" svg:height="0.564cm" svg:x="15.491cm" svg:y="12.372cm">
          <draw:text-box>
            <text:p text:style-name="P2"><text:span text:style-name="T1">Batch IO</text:span></text:p>
          </draw:text-box>
        </draw:frame>
        <draw:frame draw:style-name="gr61" draw:text-style-name="P13" draw:layer="layout" svg:width="1.786cm" svg:height="0.755cm" svg:x="15.514cm" svg:y="13.009cm">
          <draw:text-box>
            <text:p text:style-name="P6"><text:span text:style-name="T2">CLI for batch</text:span></text:p>
            <text:p text:style-name="P6"><text:span text:style-name="T2">input/output</text:span></text:p>
          </draw:text-box>
        </draw:frame>
        <draw:frame draw:style-name="gr23" draw:text-style-name="P9" draw:layer="layout" svg:width="0.565cm" svg:height="0.564cm" svg:x="14.9cm" svg:y="11.6cm">
          <draw:text-box draw:corner-radius="0.1cm">
            <text:p text:style-name="P2"><text:span text:style-name="T1">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yriadProular1" svg:font-family="MyriadProular"/>
    <style:font-face style:name="Liberation Serif1" svg:font-family="'Liberation Serif'" style:font-pitch="variable"/>
    <style:font-face style:name="MyriadProular" svg:font-family="MyriadPr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cm" fo:margin-bottom="1cm" fo:margin-left="1.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04T10:46:48.306070000</dc:date>
    <dc:creator>Fredrik Ronquist</dc:creator>
    <meta:editing-duration>PT1H14M55S</meta:editing-duration>
    <meta:editing-cycles>8</meta:editing-cycles>
    <meta:generator>LibreOffice/4.4.5.2$MacOSX_X86_64 LibreOffice_project/a22f674fd25a3b6f45bdebf25400ed2adff0ff99</meta:generator>
    <meta:document-statistic meta:object-count="90"/>
  </office:meta>
</office:document-meta>
</file>